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9"/>
        <table:table-row table:style-name="ro1">
          <table:table-cell table:style-name="ce1" office:value-type="string" calcext:value-type="string">
            <text:p>subscriber_id</text:p>
          </table:table-cell>
          <table:table-cell table:style-name="ce1" office:value-type="string" calcext:value-type="string">
            <text:p>subscriber_email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subscriber_status</text:p>
          </table:table-cell>
          <table:table-cell table:style-name="ce1" office:value-type="string" calcext:value-type="string">
            <text:p>change_status_at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password_hash</text:p>
          </table:table-cell>
          <table:table-cell table:style-name="ce1" office:value-type="string" calcext:value-type="string">
            <text:p>subscriber_confirm_code</text:p>
          </table:table-cell>
        </table:table-row>
        <table:table-row table:style-name="ro1"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jrjr@test.com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2020-02-27 08:21:41</text:p>
          </table:table-cell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Roe</text:p>
          </table:table-cell>
          <table:table-cell table:style-name="ce1"/>
          <table:table-cell table:style-name="ce1" office:value-type="string" calcext:value-type="string">
            <text:p>7wbb5qlrbnmuim3yfa7zurgmhfwin5pi</text:p>
          </table:table-cell>
        </table:table-row>
        <table:table-row table:style-name="ro1"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jdoe@test.co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020-02-27 08:21:41</text:p>
          </table:table-cell>
          <table:table-cell table:style-name="ce1" office:value-type="string" calcext:value-type="string">
            <text:p>Jonathan</text:p>
          </table:table-cell>
          <table:table-cell table:style-name="ce1" office:value-type="string" calcext:value-type="string">
            <text:p>Doe</text:p>
          </table:table-cell>
          <table:table-cell table:style-name="ce1"/>
          <table:table-cell table:style-name="ce1" office:value-type="string" calcext:value-type="string">
            <text:p>f0wh05gs3rjr56as3ugnndt4znqbyegw</text:p>
          </table:table-cell>
        </table:table-row>
        <table:table-row table:style-name="ro1"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ponpon_cost@example.co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20-02-27 08:21:41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poe@test.co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020-02-27 08:21:41</text:p>
          </table:table-cell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jentle@test.com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2020-02-27 08:21:41</text:p>
          </table:table-cell>
          <table:table-cell table:style-name="ce1" table:number-columns-repeated="4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0-02-28T12:22:27+00:00</meta:creation-date>
    <dc:date>2020-02-28T12:22:27+00:00</dc:date>
  </office:meta>
</office:document-meta>
</file>